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ymbol" svg:font-family="Symbol" style:font-family-generic="roman" style:font-pitch="variable" style:font-charset="x-symbol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99ccff" draw:textarea-horizontal-align="left" draw:textarea-vertical-align="middle" draw:auto-grow-height="false" fo:min-height="3.762cm" fo:min-width="6.697cm" fo:padding-top="0.13cm" fo:padding-bottom="0.13cm" fo:padding-left="0.25cm" fo:padding-right="0.25cm" fo:wrap-option="no-wrap" draw:shadow-color="#808080" loext:decorative="false"/>
    </style:style>
    <style:style style:name="pr1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3.8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99ccff" draw:textarea-horizontal-align="justify" draw:textarea-vertical-align="top" draw:auto-grow-height="false" draw:auto-grow-width="false" fo:min-height="3.97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904cm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false" style:shrink-to-fit="true" fo:min-height="14.13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2.62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1.51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false" style:shrink-to-fit="true" fo:min-height="15.19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false" style:shrink-to-fit="true" fo:min-height="13.7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2.3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false" style:shrink-to-fit="true" fo:min-height="14.55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co1" style:family="table-column">
      <style:table-column-properties style:column-width="7.832cm" style:use-optimal-column-width="false"/>
    </style:style>
    <style:style style:name="co2" style:family="table-column">
      <style:table-column-properties style:column-width="5.291cm" style:use-optimal-column-width="false"/>
    </style:style>
    <style:style style:name="co3" style:family="table-column">
      <style:table-column-properties style:column-width="1.905cm" style:use-optimal-column-width="false"/>
    </style:style>
    <style:style style:name="co4" style:family="table-column">
      <style:table-column-properties style:column-width="6.985cm" style:use-optimal-column-width="false"/>
    </style:style>
    <style:style style:name="co5" style:family="table-column">
      <style:table-column-properties style:column-width="1.812cm" style:use-optimal-column-width="false"/>
    </style:style>
    <style:style style:name="co6" style:family="table-column">
      <style:table-column-properties style:column-width="1.151cm" style:use-optimal-column-width="false"/>
    </style:style>
    <style:style style:name="co7" style:family="table-column">
      <style:table-column-properties style:column-width="1.058cm" style:use-optimal-column-width="false"/>
    </style:style>
    <style:style style:name="co8" style:family="table-column">
      <style:table-column-properties style:column-width="1.059cm" style:use-optimal-column-width="false"/>
    </style:style>
    <style:style style:name="co9" style:family="table-column">
      <style:table-column-properties style:column-width="2.328cm" style:use-optimal-column-width="false"/>
    </style:style>
    <style:style style:name="co10" style:family="table-column">
      <style:table-column-properties style:column-width="2.54cm" style:use-optimal-column-width="false"/>
    </style:style>
    <style:style style:name="co11" style:family="table-column">
      <style:table-column-properties style:column-width="3.175cm" style:use-optimal-column-width="false"/>
    </style:style>
    <style:style style:name="co12" style:family="table-column">
      <style:table-column-properties style:column-width="2.125cm" style:use-optimal-column-width="false"/>
    </style:style>
    <style:style style:name="co13" style:family="table-column">
      <style:table-column-properties style:column-width="0.97cm" style:use-optimal-column-width="false"/>
    </style:style>
    <style:style style:name="co14" style:family="table-column">
      <style:table-column-properties style:column-width="0.891cm" style:use-optimal-column-width="false"/>
    </style:style>
    <style:style style:name="co15" style:family="table-column">
      <style:table-column-properties style:column-width="1.094cm" style:use-optimal-column-width="false"/>
    </style:style>
    <style:style style:name="co16" style:family="table-column">
      <style:table-column-properties style:column-width="2.116cm" style:use-optimal-column-width="false"/>
    </style:style>
    <style:style style:name="co17" style:family="table-column">
      <style:table-column-properties style:column-width="2.964cm" style:use-optimal-column-width="false"/>
    </style:style>
    <style:style style:name="co18" style:family="table-column">
      <style:table-column-properties style:column-width="0.987cm" style:use-optimal-column-width="false"/>
    </style:style>
    <style:style style:name="co19" style:family="table-column">
      <style:table-column-properties style:column-width="0.988cm" style:use-optimal-column-width="false"/>
    </style:style>
    <style:style style:name="co20" style:family="table-column">
      <style:table-column-properties style:column-width="2.117cm" style:use-optimal-column-width="false"/>
    </style:style>
    <style:style style:name="co21" style:family="table-column">
      <style:table-column-properties style:column-width="0.935cm" style:use-optimal-column-width="false"/>
    </style:style>
    <style:style style:name="co22" style:family="table-column">
      <style:table-column-properties style:column-width="0.948cm" style:use-optimal-column-width="false"/>
    </style:style>
    <style:style style:name="co23" style:family="table-column">
      <style:table-column-properties style:column-width="2.262cm" style:use-optimal-column-width="false"/>
    </style:style>
    <style:style style:name="co24" style:family="table-column">
      <style:table-column-properties style:column-width="1.076cm" style:use-optimal-column-width="false"/>
    </style:style>
    <style:style style:name="co25" style:family="table-column">
      <style:table-column-properties style:column-width="1.041cm" style:use-optimal-column-width="false"/>
    </style:style>
    <style:style style:name="co26" style:family="table-column">
      <style:table-column-properties style:column-width="2.108cm" style:use-optimal-column-width="false"/>
    </style:style>
    <style:style style:name="co27" style:family="table-column">
      <style:table-column-properties style:column-width="1.19cm" style:use-optimal-column-width="false"/>
    </style:style>
    <style:style style:name="co28" style:family="table-column">
      <style:table-column-properties style:column-width="2.329cm" style:use-optimal-column-width="false"/>
    </style:style>
    <style:style style:name="ro1" style:family="table-row">
      <style:table-row-properties style:row-height="1.481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288cm" style:use-optimal-row-height="false"/>
    </style:style>
    <style:style style:name="ro4" style:family="table-row">
      <style:table-row-properties style:row-height="1.287cm" style:use-optimal-row-height="false"/>
    </style:style>
    <style:style style:name="ro5" style:family="table-row">
      <style:table-row-properties style:row-height="1.293cm" style:use-optimal-row-height="false"/>
    </style:style>
    <style:style style:name="ro6" style:family="table-row">
      <style:table-row-properties style:row-height="1.292cm" style:use-optimal-row-height="false"/>
    </style:style>
    <style:style style:name="ro7" style:family="table-row">
      <style:table-row-properties style:row-height="1.023cm" style:use-optimal-row-height="false"/>
    </style:style>
    <style:style style:name="ro8" style:family="table-row">
      <style:table-row-properties style:row-height="1.108cm" style:use-optimal-row-height="false"/>
    </style:style>
    <style:style style:name="ro9" style:family="table-row">
      <style:table-row-properties style:row-height="1.277cm" style:use-optimal-row-height="false"/>
    </style:style>
    <style:style style:name="ro10" style:family="table-row">
      <style:table-row-properties style:row-height="1.476cm" style:use-optimal-row-height="false"/>
    </style:style>
    <style:style style:name="ro11" style:family="table-row">
      <style:table-row-properties style:row-height="1.441cm" style:use-optimal-row-height="false"/>
    </style:style>
    <style:style style:name="ro12" style:family="table-row">
      <style:table-row-properties style:row-height="1.576cm" style:use-optimal-row-height="false"/>
    </style:style>
    <style:style style:name="ro13" style:family="table-row">
      <style:table-row-properties style:row-height="1.572cm" style:use-optimal-row-height="false"/>
    </style:style>
    <style:style style:name="ro14" style:family="table-row">
      <style:table-row-properties style:row-height="1.669cm" style:use-optimal-row-height="false"/>
    </style:style>
    <style:style style:name="ro15" style:family="table-row">
      <style:table-row-properties style:row-height="1.434cm" style:use-optimal-row-height="false"/>
    </style:style>
    <style:style style:name="ro16" style:family="table-row">
      <style:table-row-properties style:row-height="0.854cm" style:use-optimal-row-height="false"/>
    </style:style>
    <style:style style:name="ro17" style:family="table-row">
      <style:table-row-properties style:row-height="1.447cm" style:use-optimal-row-height="false"/>
    </style:style>
    <style:style style:name="ce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59cm" fo:margin-bottom="0cm" fo:text-align="center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-left="none" fo:border-right="none" fo:border-top="none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indent="0cm" fo:border-left="none" fo:border-right="none" fo:border-top="0.23pt solid #000000" fo:border-bottom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9cm" fo:margin-bottom="0cm" fo:text-align="center" fo:text-indent="0cm" fo:border="none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06cm" fo:margin-bottom="0cm" fo:text-align="center" fo:text-indent="0cm" fo:border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6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7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8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9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0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1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5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0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3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8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3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4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5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6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7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8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9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0" style:family="table-cell">
      <loext:graphic-properties draw:fill="solid" draw:fill-color="#ffff66" draw:opacity="100%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1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2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3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4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5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6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7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8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23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9" style:family="table-cell">
      <loext:graphic-properties draw:fill="solid" draw:fill-color="#ffff6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text-align="center" fo:text-indent="0cm" fo:border-left="0.74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23pt soli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74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23pt solid #000000" fo:border-bottom="0.23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23pt solid #000000" fo:border-bottom="0.74pt dashe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2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3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74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4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5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74pt solid #000000" fo:border-top="0.74pt dashed #000000" fo:border-bottom="0.74pt solid #000000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99ccff"/>
      <style:paragraph-properties style:font-independent-line-spacing="true"/>
    </style:style>
    <style:style style:name="P3" style:family="paragraph">
      <style:paragraph-properties fo:margin-left="0cm" fo:margin-right="0cm" fo:margin-top="0.176cm" fo:margin-bottom="0cm" fo:line-height="8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.953cm" fo:margin-right="0cm" fo:margin-top="0.176cm" fo:margin-bottom="0cm" fo:text-indent="-0.953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.953cm" fo:margin-right="0cm" fo:margin-top="0.247cm" fo:margin-bottom="0cm" fo:text-indent="-0.953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159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59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line-height="10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99ccff"/>
      <style:paragraph-properties fo:margin-left="0cm" fo:margin-right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1.693cm" fo:margin-right="0cm" fo:margin-top="0.212cm" fo:margin-bottom="0cm" fo:line-height="90%" fo:text-indent="-1.693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99ccff"/>
      <style:paragraph-properties fo:margin-left="0cm" fo:margin-right="0cm" fo:margin-top="0.397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2.328cm" fo:margin-right="0cm" fo:text-indent="-2.328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106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100%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176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212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.953cm" fo:margin-right="0cm" fo:margin-top="0.212cm" fo:margin-bottom="0cm" fo:line-height="90%" fo:text-indent="-0.953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1.482cm" fo:margin-right="0cm" fo:margin-top="0.212cm" fo:margin-bottom="0cm" fo:line-height="90%" fo:text-indent="-1.482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1.482cm" fo:margin-right="0cm" fo:margin-top="0.247cm" fo:margin-bottom="0cm" fo:text-indent="-1.482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1.976cm" fo:margin-right="0cm" fo:margin-top="0.123cm" fo:margin-bottom="0cm" fo:line-height="80%" fo:text-indent="-1.976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123cm" fo:margin-bottom="0cm" fo:line-height="80%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1.976cm" fo:margin-right="0cm" fo:margin-top="0.106cm" fo:margin-bottom="0cm" fo:line-height="80%" fo:text-indent="-1.976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123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123cm" fo:margin-bottom="0cm" fo:line-height="100%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159cm" fo:margin-bottom="0cm" fo:line-height="8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397cm" fo:margin-bottom="0cm" fo:line-height="8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99ccff"/>
      <style:paragraph-properties fo:margin-left="0cm" fo:margin-right="0cm" fo:margin-top="0.159cm" fo:margin-bottom="0cm" fo:line-height="80%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" style:family="text">
      <style:text-properties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4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7" style:family="text">
      <style:text-properties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8" style:family="text">
      <style:text-properties style:font-name="Symbol" fo:font-size="28pt" fo:language="en" fo:country="US" style:text-underline-style="solid" style:text-underline-width="auto" style:text-underline-color="font-color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9" style:family="text">
      <style:text-properties fo:font-size="28pt" fo:language="en" fo:country="US" fo:font-style="italic" style:text-underline-style="solid" style:text-underline-width="auto" style:text-underline-color="font-color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0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loext:opacity="100%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fo:color="#000000" loext:opacity="100%" style:font-name="Symbol" fo:font-size="18pt" fo:language="en" fo:country="US" style:text-underline-style="solid" style:text-underline-width="auto" style:text-underline-color="font-color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13" style:family="text">
      <style:text-properties fo:color="#000000" loext:opacity="100%" fo:font-size="18pt" fo:language="en" fo:country="US" style:text-underline-style="solid" style:text-underline-width="auto" style:text-underline-color="font-color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4" style:family="text">
      <style:text-properties fo:color="#000000" loext:opacity="100%"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15" style:family="text">
      <style:text-properties fo:color="#000000" loext:opacity="100%" fo:font-size="18pt" fo:language="en" fo:country="US" fo:font-style="italic" fo:font-weight="bold" style:font-size-asian="18pt" style:language-asian="en" style:country-asian="US" style:font-style-asian="italic" style:font-weight-asian="bold" style:font-size-complex="18pt" style:language-complex="en" style:country-complex="US" style:font-style-complex="italic" style:font-weight-complex="bold"/>
    </style:style>
    <style:style style:name="T16" style:family="text">
      <style:text-properties fo:language="en" fo:country="US" style:language-asian="en" style:country-asian="US" style:language-complex="en" style:country-complex="US"/>
    </style:style>
    <style:style style:name="T17" style:family="text">
      <style:text-properties style:font-name="Symbol" fo:font-size="20pt" fo:language="en" fo:country="US" fo:font-weight="bold" style:font-name-asian="Symbol" style:font-size-asian="20pt" style:language-asian="en" style:country-asian="US" style:font-weight-asian="bold" style:font-name-complex="Symbol" style:font-size-complex="20pt" style:language-complex="en" style:country-complex="US" style:font-weight-complex="bold"/>
    </style:style>
    <style:style style:name="T18" style:family="text">
      <style:text-properties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9" style:family="text">
      <style:text-properties style:font-name="Symbol" fo:font-size="20pt" fo:language="en" fo:country="US" style:text-underline-style="solid" style:text-underline-width="auto" style:text-underline-color="font-color" fo:font-weight="bold" style:font-name-asian="Symbol" style:font-size-asian="20pt" style:language-asian="en" style:country-asian="US" style:font-weight-asian="bold" style:font-name-complex="Symbol" style:font-size-complex="20pt" style:language-complex="en" style:country-complex="US" style:font-weight-complex="bold"/>
    </style:style>
    <style:style style:name="T20" style:family="text">
      <style:text-properties fo:font-size="20pt" fo:language="en" fo:country="US" fo:font-style="italic" style:text-underline-style="solid" style:text-underline-width="auto" style:text-underline-color="font-color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2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3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24" style:family="text">
      <style:text-properties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25" style:family="text">
      <style:text-properties style:font-name="Symbol" fo:font-size="24pt" fo:language="en" fo:country="US" style:text-underline-style="solid" style:text-underline-width="auto" style:text-underline-color="font-color" fo:font-weight="normal" style:font-name-asian="Symbol" style:font-size-asian="24pt" style:language-asian="en" style:country-asian="US" style:font-weight-asian="normal" style:font-name-complex="Symbol" style:font-size-complex="24pt" style:language-complex="en" style:country-complex="US" style:font-weight-complex="normal"/>
    </style:style>
    <style:style style:name="T26" style:family="text">
      <style:text-properties fo:font-size="24pt" fo:language="en" fo:country="US" style:text-underline-style="solid" style:text-underline-width="auto" style:text-underline-color="font-color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27" style:family="text">
      <style:text-properties fo:font-size="24pt" fo:language="en" fo:country="US" fo:font-style="italic" style:text-underline-style="solid" style:text-underline-width="auto" style:text-underline-color="font-color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8" style:family="text">
      <style:text-properties style:font-name="Symbol" fo:font-size="24pt" fo:language="en" fo:country="US" style:text-underline-style="solid" style:text-underline-width="auto" style:text-underline-color="font-color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29" style:family="text">
      <style:text-properties fo:font-size="24pt" fo:language="en" fo:country="US" fo:font-style="italic" style:text-underline-style="solid" style:text-underline-width="auto" style:text-underline-color="font-color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0" style:family="text">
      <style:text-properties fo:color="#000000" loext:opacity="100%" fo:font-size="20pt" style:font-size-asian="20pt" style:font-size-complex="20pt"/>
    </style:style>
    <style:style style:name="T31" style:family="text">
      <style:text-properties fo:color="#000000" loext:opacity="100%" fo:font-size="20pt" fo:font-style="italic" style:font-size-asian="20pt" style:font-style-asian="italic" style:font-size-complex="20pt" style:font-style-complex="italic"/>
    </style:style>
    <style:style style:name="T32" style:family="text">
      <style:text-properties fo:color="#000000" loext:opacity="100%" fo:font-size="12pt" style:font-size-asian="12pt" style:font-size-complex="12pt"/>
    </style:style>
    <style:style style:name="T33" style:family="text">
      <style:text-properties fo:color="#000000" loext:opacity="100%" style:font-name="Symbol" fo:font-size="20pt" style:font-name-asian="Symbol" style:font-size-asian="20pt" style:font-name-complex="Symbol" style:font-size-complex="20pt"/>
    </style:style>
    <style:style style:name="T34" style:family="text">
      <style:text-properties fo:color="#000000" loext:opacity="100%" fo:font-size="24pt" style:font-size-asian="24pt" style:font-size-complex="24pt"/>
    </style:style>
    <style:style style:name="T35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loext:opacity="100%" fo:font-size="28pt" fo:font-style="italic" style:font-size-asian="28pt" style:font-style-asian="italic" style:font-size-complex="28pt" style:font-style-complex="italic"/>
    </style:style>
    <style:style style:name="T37" style:family="text">
      <style:text-properties fo:color="#000000" loext:opacity="100%" style:font-name="Symbol" fo:font-size="28pt" style:font-name-asian="Symbol" style:font-size-asian="28pt" style:font-name-complex="Symbol" style:font-size-complex="28pt"/>
    </style:style>
    <style:style style:name="T38" style:family="text">
      <style:text-properties fo:color="#000000" loext:opacity="100%" fo:font-size="28pt" style:font-size-asian="28pt" style:font-size-complex="28pt"/>
    </style:style>
    <style:style style:name="T39" style:family="text">
      <style:text-properties fo:color="#000000" loext:opacity="100%" fo:font-size="14pt" style:font-size-asian="14pt" style:font-size-complex="14pt"/>
    </style:style>
    <style:style style:name="T40" style:family="text">
      <style:text-properties fo:color="#000000" loext:opacity="100%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000000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000000" loext:opacity="100%" style:font-name="Symbol" fo:font-size="14pt" style:font-name-asian="Symbol" style:font-size-asian="14pt" style:font-name-complex="Symbol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suffix="." style:num-format="I">
        <style:list-level-properties text:min-label-width="1.976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draw:page draw:name="An Algorithm for Evaluating the Validity of Singly-Quantified Monadic Predicate Logic Argument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3.598cm" presentation:class="title" presentation:user-transformed="true">
          <draw:text-box>
            <text:list text:style-name="L1">
              <text:list-header>
                <text:p text:style-name="P1"><text:span text:style-name="T1">An Algorithm for Evaluating the Validity of Singly-Quantified Monadic Predicate Logic Arguments</text:span></text:p>
              </text:list-header>
            </text:list>
          </draw:text-box>
        </draw:frame>
        <draw:frame presentation:style-name="pr2" draw:text-style-name="P2" draw:layer="layout" svg:width="17.78cm" svg:height="4.233cm" svg:x="4.022cm" svg:y="11.006cm" presentation:class="subtitle" presentation:user-transformed="true">
          <draw:text-box>
            <text:list text:style-name="L1">
              <text:list-header>
                <text:p text:style-name="P3"><text:span text:style-name="T2">Justine Leon A. Uro</text:span></text:p>
                <text:p text:style-name="P3"><text:span text:style-name="T2">E-mail: justineuro@yahoo.com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11.586cm" svg:x="5.953cm" svg:y="2.348cm" draw:page-number="1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  An Exampl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tab/><text:tab/>An Example</text:p>
              </text:list-header>
            </text:list>
          </draw:text-box>
        </draw:frame>
        <draw:frame presentation:style-name="pr5" draw:text-style-name="P2" draw:layer="layout" svg:width="23.707cm" svg:height="14.393cm" svg:x="1.057cm" svg:y="4.021cm" presentation:class="outline" presentation:user-transformed="true">
          <draw:text-box>
            <text:list text:style-name="L1">
              <text:list-header>
                <text:p text:style-name="P6"><text:span text:style-name="T3">Consider the following argument in the universal set of all beings.</text:span></text:p>
                <text:p text:style-name="P7"><text:span text:style-name="T4">“Every person is a rational being. <text:s/>There exists a being that is irrational and quantified. <text:s/>Therefore, there exists a quantified being that is not a person.” <text:s/></text:span></text:p>
                <text:p text:style-name="P7"><text:span text:style-name="T4"><text:tab/></text:span><text:span text:style-name="T4">Px = x is a person, Qx = x is quantified , Rx = x is rational</text:span></text:p>
                <text:p text:style-name="P7"><text:span text:style-name="T5"><text:tab/></text:span><text:span text:style-name="T5"><text:tab/></text:span><text:span text:style-name="T5"><text:tab/></text:span><text:span text:style-name="T5">(</text:span><text:span text:style-name="T6"></text:span><text:span text:style-name="T5">x) ( Px </text:span><text:span text:style-name="T6"></text:span><text:span text:style-name="T5"> Rx )</text:span></text:p>
                <text:p text:style-name="P7"><text:span text:style-name="T5"><text:tab/></text:span><text:span text:style-name="T5"><text:tab/></text:span><text:span text:style-name="T5"><text:tab/></text:span><text:span text:style-name="T7">(</text:span><text:span text:style-name="T8"></text:span><text:span text:style-name="T7">x) (</text:span><text:span text:style-name="T8"></text:span><text:span text:style-name="T7">Rx </text:span><text:span text:style-name="T8"></text:span><text:span text:style-name="T7"> Qx</text:span><text:span text:style-name="T9"> )</text:span></text:p>
                <text:p text:style-name="P7"><text:span text:style-name="T5"><text:tab/></text:span><text:span text:style-name="T5"><text:tab/></text:span><text:span text:style-name="T5"> <text:s text:c="6"/></text:span><text:span text:style-name="T6"></text:span><text:span text:style-name="T5">(</text:span><text:span text:style-name="T6"></text:span><text:span text:style-name="T5">x) (Qx </text:span><text:span text:style-name="T6"></text:span><text:span text:style-name="T5"> </text:span><text:span text:style-name="T6"></text:span><text:span text:style-name="T5">Px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11.586cm" svg:x="5.953cm" svg:y="2.348cm" draw:page-number="2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Example/Formal Proof" draw:style-name="dp1" draw:master-page-name="Default" presentation:presentation-page-layout-name="AL3T11">
        <office:forms form:automatic-focus="false" form:apply-design-mode="false"/>
        <draw:frame presentation:style-name="pr6" draw:text-style-name="P2" draw:layer="layout" svg:width="22.86cm" svg:height="2.88cm" svg:x="1.27cm" svg:y="0.423cm" presentation:class="title" presentation:user-transformed="true">
          <draw:text-box>
            <text:list text:style-name="L1">
              <text:list-header>
                <text:p text:style-name="P1">Example/Formal Proof</text:p>
              </text:list-header>
            </text:list>
          </draw:text-box>
        </draw:frame>
        <draw:frame draw:style-name="gr2" draw:layer="layout" svg:width="22.012cm" svg:height="14.061cm" svg:x="1.27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10">Steps</text:span></text:p>
                  </text:list-header>
                </text:list>
              </table:table-cell>
              <table:table-cell table:number-columns-spanned="3">
                <text:list text:continue-numbering="true" text:style-name="L1">
                  <text:list-header>
                    <text:p text:style-name="P8"><text:span text:style-name="T11">Reasons <text:s text:c="9"/>|</text:span><text:span text:style-name="T12"></text:span><text:span text:style-name="T13"> (</text:span><text:span text:style-name="T12"></text:span><text:span text:style-name="T13">x) (Qx </text:span><text:span text:style-name="T12"></text:span><text:span text:style-name="T13"> </text:span><text:span text:style-name="T12"></text:span><text:span text:style-name="T13">Px)</text:span></text:p>
                  </text:list-header>
                </text:list>
              </table:table-cell>
              <table:covered-table-cell table:style-name="standard"/>
              <table:covered-table-cell table:style-name="standard"/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9"><text:span text:style-name="T11">1. <text:s/>(</text:span><text:span text:style-name="T14"></text:span><text:span text:style-name="T11">x) ( Px </text:span><text:span text:style-name="T14"></text:span><text:span text:style-name="T11"> Rx )</text:span></text:p>
                  </text:list-header>
                </text:list>
              </table:table-cell>
              <table:table-cell table:number-columns-spanned="3">
                <text:list text:continue-numbering="true" text:style-name="L1">
                  <text:list-header>
                    <text:p text:style-name="P9"><text:span text:style-name="T10">1. <text:s/>premise</text:span></text:p>
                  </text:list-header>
                </text:list>
              </table:table-cell>
              <table:covered-table-cell table:style-name="standard"/>
              <table:covered-table-cell table:style-name="standard"/>
            </table:table-row>
            <table:table-row table:style-name="ro3" table:default-cell-style-name="ce3">
              <table:table-cell>
                <text:list text:continue-numbering="true" text:style-name="L1">
                  <text:list-header>
                    <text:p text:style-name="P9"><text:span text:style-name="T11">2. <text:s/>(</text:span><text:span text:style-name="T14"></text:span><text:span text:style-name="T11">x) (</text:span><text:span text:style-name="T14"></text:span><text:span text:style-name="T11">Rx </text:span><text:span text:style-name="T14"></text:span><text:span text:style-name="T11"> Qx</text:span><text:span text:style-name="T15"> 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0">2. <text:s/>premise <text:s/></text:span></text:p>
                  </text:list-header>
                </text:list>
              </table:table-cell>
              <table:table-cell table:style-name="ce2" table:number-columns-spanned="2"/>
              <table:covered-table-cell table:style-name="standard"/>
            </table:table-row>
            <table:table-row table:style-name="ro4" table:default-cell-style-name="standard">
              <table:table-cell table:style-name="ce4">
                <text:list text:continue-numbering="true" text:style-name="L1">
                  <text:list-header>
                    <text:p text:style-name="P9"><text:span text:style-name="T11">3. </text:span><text:span text:style-name="T14"></text:span><text:span text:style-name="T11">Ry</text:span><text:span text:style-name="T14"></text:span><text:span text:style-name="T11"> Qy</text:span><text:span text:style-name="T15"> </text:span></text:p>
                  </text:list-header>
                </text:list>
              </table:table-cell>
              <table:table-cell table:style-name="ce2" table:number-columns-spanned="3">
                <text:list text:continue-numbering="true" text:style-name="L1">
                  <text:list-header>
                    <text:p text:style-name="P9"><text:span text:style-name="T10">3. <text:s/>2 E.I.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9"><text:span text:style-name="T11">4. <text:s/>Py </text:span><text:span text:style-name="T14"></text:span><text:span text:style-name="T11"> Ry </text:span></text:p>
                  </text:list-header>
                </text:list>
              </table:table-cell>
              <table:table-cell table:number-columns-spanned="3">
                <text:list text:continue-numbering="true" text:style-name="L1">
                  <text:list-header>
                    <text:p text:style-name="P9"><text:span text:style-name="T10">4. <text:s/>1 U.I.</text:span></text:p>
                  </text:list-header>
                </text:list>
              </table:table-cell>
              <table:covered-table-cell table:style-name="standard"/>
              <table:covered-table-cell table:style-name="standard"/>
            </table:table-row>
            <table:table-row table:style-name="ro4" table:default-cell-style-name="ce2">
              <table:table-cell>
                <text:list text:continue-numbering="true" text:style-name="L1">
                  <text:list-header>
                    <text:p text:style-name="P9"><text:span text:style-name="T11">5. </text:span><text:span text:style-name="T14"></text:span><text:span text:style-name="T11">Ry</text:span></text:p>
                  </text:list-header>
                </text:list>
              </table:table-cell>
              <table:table-cell table:number-columns-spanned="3">
                <text:list text:continue-numbering="true" text:style-name="L1">
                  <text:list-header>
                    <text:p text:style-name="P9"><text:span text:style-name="T11">5. <text:s/>3 Simp.</text:span></text:p>
                  </text:list-header>
                </text:list>
              </table:table-cell>
              <table:covered-table-cell table:style-name="standard"/>
              <table:covered-table-cell table:style-name="standard"/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9"><text:span text:style-name="T11">6. <text:s/>Qy</text:span></text:p>
                  </text:list-header>
                </text:list>
              </table:table-cell>
              <table:table-cell table:number-columns-spanned="3">
                <text:list text:continue-numbering="true" text:style-name="L1">
                  <text:list-header>
                    <text:p text:style-name="P9"><text:span text:style-name="T11">6. <text:s/>3 Simp.</text:span></text:p>
                  </text:list-header>
                </text:list>
              </table:table-cell>
              <table:covered-table-cell table:style-name="standard"/>
              <table:covered-table-cell table:style-name="standard"/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9"><text:span text:style-name="T11">7. </text:span><text:span text:style-name="T14"></text:span><text:span text:style-name="T11"> Py</text:span></text:p>
                  </text:list-header>
                </text:list>
              </table:table-cell>
              <table:table-cell table:number-columns-spanned="3">
                <text:list text:continue-numbering="true" text:style-name="L1">
                  <text:list-header>
                    <text:p text:style-name="P9"><text:span text:style-name="T10">7. <text:s/>4,5 M.T.</text:span></text:p>
                  </text:list-header>
                </text:list>
              </table:table-cell>
              <table:covered-table-cell table:style-name="standard"/>
              <table:covered-table-cell table:style-name="standard"/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9"><text:span text:style-name="T11">8. Qy </text:span><text:span text:style-name="T14"></text:span><text:span text:style-name="T11"> </text:span><text:span text:style-name="T14"></text:span><text:span text:style-name="T11"> Py</text:span></text:p>
                  </text:list-header>
                </text:list>
              </table:table-cell>
              <table:table-cell table:number-columns-spanned="3">
                <text:list text:continue-numbering="true" text:style-name="L1">
                  <text:list-header>
                    <text:p text:style-name="P9"><text:span text:style-name="T10">8. <text:s/>6,7 Conj.</text:span></text:p>
                  </text:list-header>
                </text:list>
              </table:table-cell>
              <table:covered-table-cell table:style-name="standard"/>
              <table:covered-table-cell table:style-name="standard"/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9"><text:span text:style-name="T11">9. </text:span><text:span text:style-name="T14"></text:span><text:span text:style-name="T11"> (</text:span><text:span text:style-name="T14"></text:span><text:span text:style-name="T11">x) (Qx </text:span><text:span text:style-name="T14"></text:span><text:span text:style-name="T11"> </text:span><text:span text:style-name="T14"></text:span><text:span text:style-name="T11">Px)</text:span></text:p>
                  </text:list-header>
                </text:list>
              </table:table-cell>
              <table:table-cell table:number-columns-spanned="3">
                <text:list text:continue-numbering="true" text:style-name="L1">
                  <text:list-header>
                    <text:p text:style-name="P9"><text:span text:style-name="T10">9. <text:s/>8 E.G.</text:span></text:p>
                  </text:list-header>
                </text:list>
              </table:table-cell>
              <table:covered-table-cell table:style-name="standard"/>
              <table:covered-table-cell table:style-name="standard"/>
            </table:table-row>
            <table:table-row table:style-name="ro7" table:default-cell-style-name="ce5">
              <table:table-cell table:number-columns-spanned="3">
                <text:list text:continue-numbering="true" text:style-name="L1">
                  <text:list-header>
                    <text:p text:style-name="P8"><text:span text:style-name="T10">Q.E.D.</text:span></text:p>
                  </text:list-header>
                </text:list>
              </table:table-cell>
              <table:covered-table-cell table:style-name="standard"/>
              <table:covered-table-cell table:style-name="standard"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" draw:text-style-name="P11" draw:layer="layout" svg:width="7.408cm" svg:height="2.802cm" svg:x="16.722cm" svg:y="8.467cm">
          <text:list text:style-name="L1">
            <text:list-header>
              <text:p text:style-name="P1"><text:span text:style-name="T16"><text:s text:c="3"/></text:span><text:span text:style-name="T2">(</text:span><text:span text:style-name="T17"></text:span><text:span text:style-name="T2">x) ( Px </text:span><text:span text:style-name="T17"></text:span><text:span text:style-name="T2"> Rx )</text:span></text:p>
              <text:p text:style-name="P1"><text:span text:style-name="T18"><text:s text:c="3"/>(</text:span><text:span text:style-name="T19"></text:span><text:span text:style-name="T18">x) (</text:span><text:span text:style-name="T19"></text:span><text:span text:style-name="T18">Rx </text:span><text:span text:style-name="T19"></text:span><text:span text:style-name="T18"> Qx</text:span><text:span text:style-name="T20"> </text:span></text:p>
            </text:list-header>
          </text:list>
          <text:list text:style-name="L2">
            <text:list-header>
              <text:p text:style-name="P10"><text:span text:style-name="T17"></text:span><text:span text:style-name="T2">(</text:span><text:span text:style-name="T17"></text:span><text:span text:style-name="T2">x) (Qx </text:span><text:span text:style-name="T17"></text:span><text:span text:style-name="T2"> </text:span><text:span text:style-name="T17"></text:span><text:span text:style-name="T2">Px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197cm" svg:height="4.022cm" svg:x="16.298cm" svg:y="8.0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11.586cm" svg:x="5.953cm" svg:y="2.348cm" draw:page-number="3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1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1.777cm" svg:x="1.27cm" svg:y="0.762cm" presentation:class="title" presentation:user-transformed="true">
          <draw:text-box>
            <text:list text:style-name="L1">
              <text:list-header>
                <text:p text:style-name="P1">Step 1</text:p>
              </text:list-header>
            </text:list>
          </draw:text-box>
        </draw:frame>
        <draw:frame presentation:style-name="pr8" draw:text-style-name="P2" draw:layer="layout" svg:width="22.86cm" svg:height="15.451cm" svg:x="1.482cm" svg:y="2.751cm" presentation:class="outline" presentation:user-transformed="true">
          <draw:text-box>
            <text:list text:style-name="L1">
              <text:list-header>
                <text:p text:style-name="P12"><text:span text:style-name="T21"><text:tab/></text:span><text:span text:style-name="T22">Write down the symbolic logic argument underlying each instantiation of the given predicate logic argument.</text:span><text:span text:style-name="T21"> <text:s/></text:span></text:p>
                <text:p text:style-name="P12"><text:span text:style-name="T21"><text:tab/></text:span><text:span text:style-name="T21">Consider the example given in Section 1 at the instance when </text:span><text:span text:style-name="T22">x = c, </text:span><text:span text:style-name="T21">we then have</text:span></text:p>
                <text:p text:style-name="P12"><text:span text:style-name="T21"/></text:p>
                <text:p text:style-name="P12"><text:span text:style-name="T21"><text:tab/></text:span><text:span text:style-name="T21"><text:tab/></text:span><text:span text:style-name="T21"> <text:s/></text:span><text:span text:style-name="T21"><text:tab/></text:span><text:span text:style-name="T21"> <text:s text:c="2"/>Pc </text:span><text:span text:style-name="T23"></text:span><text:span text:style-name="T21"> Rc </text:span></text:p>
                <text:p text:style-name="P12"><text:span text:style-name="T21"><text:tab/></text:span><text:span text:style-name="T21"><text:tab/></text:span><text:span text:style-name="T21"><text:tab/></text:span><text:span text:style-name="T24"> <text:s/></text:span><text:span text:style-name="T25"></text:span><text:span text:style-name="T26">Rc </text:span><text:span text:style-name="T25"></text:span><text:span text:style-name="T26"> Qc</text:span><text:span text:style-name="T27"> <text:s/></text:span></text:p>
                <text:p text:style-name="P12"><text:span text:style-name="T21"><text:tab/></text:span><text:span text:style-name="T21"><text:tab/></text:span><text:span text:style-name="T21"> <text:s text:c="6"/></text:span><text:span text:style-name="T23"></text:span><text:span text:style-name="T21"><text:tab/></text:span><text:span text:style-name="T21">Qc </text:span><text:span text:style-name="T23"></text:span><text:span text:style-name="T21"> Pc</text:span></text:p>
                <text:p text:style-name="P12"><text:span text:style-name="T22"/></text:p>
                <text:p text:style-name="P12"><text:span text:style-name="T21"><text:tab/></text:span><text:span text:style-name="T21">The symbolic logic argument underlying this one would be <text:s/></text:span><text:span text:style-name="T21"><text:tab/></text:span><text:span text:style-name="T21"> <text:s text:c="3"/></text:span><text:span text:style-name="T21"><text:tab/></text:span><text:span text:style-name="T21"> <text:s text:c="4"/>P </text:span><text:span text:style-name="T23"></text:span><text:span text:style-name="T21"> R</text:span></text:p>
                <text:p text:style-name="P12"><text:span text:style-name="T21"><text:tab/></text:span><text:span text:style-name="T21"><text:tab/></text:span><text:span text:style-name="T21"><text:tab/></text:span><text:span text:style-name="T24"> <text:s text:c="2"/></text:span><text:span text:style-name="T28"></text:span><text:span text:style-name="T24">R </text:span><text:span text:style-name="T28"></text:span><text:span text:style-name="T24"> Q</text:span><text:span text:style-name="T29"> <text:s text:c="3"/></text:span></text:p>
                <text:p text:style-name="P12"><text:span text:style-name="T21"><text:tab/></text:span><text:span text:style-name="T21"> <text:s text:c="22"/></text:span><text:span text:style-name="T23"></text:span><text:span text:style-name="T21"> Q </text:span><text:span text:style-name="T23"></text:span><text:span text:style-name="T21"> P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11.586cm" svg:x="5.953cm" svg:y="2.348cm" draw:page-number="4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2" draw:style-name="dp1" draw:master-page-name="Default" presentation:presentation-page-layout-name="AL4T10">
        <office:forms form:automatic-focus="false" form:apply-design-mode="false"/>
        <draw:custom-shape draw:style-name="gr3" draw:text-style-name="P13" draw:layer="layout" svg:width="22.437cm" svg:height="1.019cm" svg:x="2.328cm" svg:y="1.058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4">Step 2</text:p>
              </text:list-header>
            </text:list>
          </draw:text-box>
        </draw:frame>
        <draw:frame presentation:style-name="pr9" draw:text-style-name="P2" draw:layer="layout" svg:width="11.218cm" svg:height="13.97cm" svg:x="0cm" svg:y="4.233cm" presentation:class="outline" presentation:user-transformed="true">
          <draw:text-box>
            <text:list text:style-name="L1">
              <text:list-header>
                <text:p text:style-name="P6"><text:span text:style-name="T30"><text:tab/></text:span><text:span text:style-name="T31">Construct the truth table of the symbolic logic argument obtained in Step 1 and put at the topmost part of each column the quantifier of the proposition for that column.</text:span><text:span text:style-name="T30"> <text:s/></text:span><text:span text:style-name="T31">Each simple proposition that is not a premise of the argument is considered to be existentially quantified. <text:s/></text:span><text:span text:style-name="T30"><text:s/></text:span></text:p>
                <text:p text:style-name="P6"><text:span text:style-name="T30"/></text:p>
                <text:p text:style-name="P6"><text:span text:style-name="T30"><text:tab/></text:span><text:span text:style-name="T30">(Observe that the truth table has columns for the simple propositions, premises, and conclusion.)</text:span></text:p>
              </text:list-header>
            </text:list>
          </draw:text-box>
        </draw:frame>
        <draw:frame draw:style-name="gr2" draw:layer="layout" svg:width="13.122cm" svg:height="12.6cm" svg:x="11.642cm" svg:y="4.44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8" table:default-cell-style-name="ce7">
              <table:table-cell table:style-name="ce6" table:number-rows-spanned="2">
                <text:list text:style-name="L1">
                  <text:list-header>
                    <text:p text:style-name="P15"><text:span text:style-name="T32">Object Types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6"><text:span text:style-name="T33"></text:span>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10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</table:table-row>
            <table:table-row table:style-name="ro9" table:default-cell-style-name="ce11">
              <table:covered-table-cell table:style-name="standard"/>
              <table:table-cell>
                <text:list text:style-name="L1">
                  <text:list-header>
                    <text:p text:style-name="P17"><text:span text:style-name="T30">P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7"><text:span text:style-name="T30">Q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17"><text:span text:style-name="T30">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7"><text:span text:style-name="T30">P</text:span><text:span text:style-name="T33"></text:span><text:span text:style-name="T30">R</text:span></text:p>
                  </text:list-header>
                </text:list>
              </table:table-cell>
              <table:table-cell table:style-name="ce14">
                <text:list text:style-name="L2">
                  <text:list-header>
                    <text:p text:style-name="P16"><text:span text:style-name="T33"></text:span><text:span text:style-name="T30">R</text:span><text:span text:style-name="T33"></text:span><text:span text:style-name="T30">Q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7"><text:span text:style-name="T30">Q </text:span><text:span text:style-name="T33"></text:span><text:span text:style-name="T30"> P</text:span></text:p>
                  </text:list-header>
                </text:list>
              </table:table-cell>
            </table:table-row>
            <table:table-row table:style-name="ro9" table:default-cell-style-name="ce16"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20">
              <table:table-cell>
                <text:list text:continue-numbering="true" text:style-name="L1">
                  <text:list-header>
                    <text:p text:style-name="P18"><text:span text:style-name="T34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20">
              <table:table-cell>
                <text:list text:continue-numbering="true" text:style-name="L1">
                  <text:list-header>
                    <text:p text:style-name="P18"><text:span text:style-name="T34">3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20">
              <table:table-cell>
                <text:list text:continue-numbering="true" text:style-name="L1">
                  <text:list-header>
                    <text:p text:style-name="P18"><text:span text:style-name="T34">4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20">
              <table:table-cell>
                <text:list text:continue-numbering="true" text:style-name="L1">
                  <text:list-header>
                    <text:p text:style-name="P18"><text:span text:style-name="T34">5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9" table:default-cell-style-name="ce20">
              <table:table-cell>
                <text:list text:continue-numbering="true" text:style-name="L1">
                  <text:list-header>
                    <text:p text:style-name="P18"><text:span text:style-name="T34">6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9" table:default-cell-style-name="ce20">
              <table:table-cell>
                <text:list text:continue-numbering="true" text:style-name="L1">
                  <text:list-header>
                    <text:p text:style-name="P18"><text:span text:style-name="T34">7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24">
              <table:table-cell>
                <text:list text:continue-numbering="true" text:style-name="L1">
                  <text:list-header>
                    <text:p text:style-name="P18"><text:span text:style-name="T34">8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142cm" svg:height="11.586cm" svg:x="5.953cm" svg:y="2.348cm" draw:page-number="5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3" draw:style-name="dp1" draw:master-page-name="Default" presentation:presentation-page-layout-name="AL4T10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4">Step 3</text:p>
              </text:list-header>
            </text:list>
          </draw:text-box>
        </draw:frame>
        <draw:frame presentation:style-name="pr10" draw:text-style-name="P2" draw:layer="layout" svg:width="11.218cm" svg:height="12.572cm" svg:x="0.635cm" svg:y="4.445cm" presentation:class="outline" presentation:user-transformed="true">
          <draw:text-box>
            <text:list text:style-name="L1">
              <text:list-header>
                <text:p text:style-name="P19"><text:span text:style-name="T34"><text:tab/></text:span><text:span text:style-name="T35">Delete the rows of object types that have entries of 0 in a column of a universally quantified premise</text:span><text:span text:style-name="T34"> </text:span><text:span text:style-name="T35">(i.e., rows with a 0 entry in a <text:s/>premise column)</text:span><text:span text:style-name="T34">. <text:s/></text:span></text:p>
                <text:p text:style-name="P19"><text:span text:style-name="T34"/></text:p>
                <text:p text:style-name="P19"><text:span text:style-name="T34"><text:tab/></text:span><text:span text:style-name="T34">For this particular example, Rows 2 and 4 are deleted (they are marked with asterisks below).</text:span></text:p>
              </text:list-header>
            </text:list>
          </draw:text-box>
        </draw:frame>
        <draw:frame draw:style-name="gr2" draw:layer="layout" svg:width="12.699cm" svg:height="12.6cm" svg:x="12.277cm" svg:y="4.65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0"/>
            <table:table-column table:style-name="co17"/>
            <table:table-row table:style-name="ro8" table:default-cell-style-name="ce9">
              <table:table-cell table:style-name="ce6" table:number-rows-spanned="2">
                <text:list text:style-name="L1">
                  <text:list-header>
                    <text:p text:style-name="P15"><text:span text:style-name="T32">Object Types</text:span></text:p>
                  </text:list-header>
                </text:list>
              </table:table-cell>
              <table:table-cell table:style-name="ce7">
                <text:list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28">
                <text:list text:continue-numbering="true" text:style-name="L2">
                  <text:list-header>
                    <text:p text:style-name="P16"><text:span text:style-name="T33">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10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</table:table-row>
            <table:table-row table:style-name="ro9">
              <table:covered-table-cell table:style-name="standard"/>
              <table:table-cell table:style-name="ce11">
                <text:list text:style-name="L1">
                  <text:list-header>
                    <text:p text:style-name="P17"><text:span text:style-name="T30">P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7"><text:span text:style-name="T30">Q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17"><text:span text:style-name="T30">R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17"><text:span text:style-name="T30">P</text:span><text:span text:style-name="T33"></text:span><text:span text:style-name="T30">R</text:span></text:p>
                  </text:list-header>
                </text:list>
              </table:table-cell>
              <table:table-cell table:style-name="ce14">
                <text:list text:style-name="L2">
                  <text:list-header>
                    <text:p text:style-name="P16"><text:span text:style-name="T33"></text:span><text:span text:style-name="T30">R</text:span><text:span text:style-name="T33"></text:span><text:span text:style-name="T30">Q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7"><text:span text:style-name="T30">Q </text:span><text:span text:style-name="T33"></text:span><text:span text:style-name="T30"> P</text:span></text:p>
                  </text:list-header>
                </text:list>
              </table:table-cell>
            </table:table-row>
            <table:table-row table:style-name="ro9" table:default-cell-style-name="ce16"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31">
              <table:table-cell>
                <text:list text:continue-numbering="true" text:style-name="L1">
                  <text:list-header>
                    <text:p text:style-name="P18"><text:span text:style-name="T34">2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8"><text:span text:style-name="T34">0*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20">
              <table:table-cell>
                <text:list text:continue-numbering="true" text:style-name="L1">
                  <text:list-header>
                    <text:p text:style-name="P18"><text:span text:style-name="T34">3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31">
              <table:table-cell>
                <text:list text:continue-numbering="true" text:style-name="L1">
                  <text:list-header>
                    <text:p text:style-name="P18"><text:span text:style-name="T34">4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8"><text:span text:style-name="T34">0*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20">
              <table:table-cell>
                <text:list text:continue-numbering="true" text:style-name="L1">
                  <text:list-header>
                    <text:p text:style-name="P18"><text:span text:style-name="T34">5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9" table:default-cell-style-name="ce20">
              <table:table-cell>
                <text:list text:continue-numbering="true" text:style-name="L1">
                  <text:list-header>
                    <text:p text:style-name="P18"><text:span text:style-name="T34">6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9" table:default-cell-style-name="ce20">
              <table:table-cell>
                <text:list text:continue-numbering="true" text:style-name="L1">
                  <text:list-header>
                    <text:p text:style-name="P18"><text:span text:style-name="T34">7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24">
              <table:table-cell>
                <text:list text:continue-numbering="true" text:style-name="L1">
                  <text:list-header>
                    <text:p text:style-name="P18"><text:span text:style-name="T34">8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7.142cm" svg:height="11.586cm" svg:x="5.953cm" svg:y="2.348cm" draw:page-number="6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4" draw:style-name="dp1" draw:master-page-name="Default" presentation:presentation-page-layout-name="AL4T10">
        <draw:frame presentation:style-name="pr4" draw:text-style-name="P2" draw:layer="layout" svg:width="22.86cm" svg:height="3.175cm" svg:x="1.27cm" svg:y="0.846cm" presentation:class="title" presentation:user-transformed="true">
          <draw:text-box>
            <text:list text:style-name="L1">
              <text:list-header>
                <text:p text:style-name="P1">Step 4</text:p>
              </text:list-header>
            </text:list>
          </draw:text-box>
        </draw:frame>
        <draw:frame presentation:style-name="pr10" draw:text-style-name="P2" draw:layer="layout" svg:width="11.218cm" svg:height="12.572cm" svg:x="0cm" svg:y="4.233cm" presentation:class="outline" presentation:user-transformed="true">
          <draw:text-box>
            <text:list text:style-name="L1">
              <text:list-header>
                <text:p text:style-name="P20"><text:span text:style-name="T35"><text:tab/></text:span><text:span text:style-name="T35">Delete the rows of object types that have entries of 1 in a column of an existentially quantified conclusion (i.e., rows with a 1 directly below a <text:s/>conclusion column).</text:span><text:span text:style-name="T34"> <text:s/></text:span></text:p>
                <text:p text:style-name="P20"><text:span text:style-name="T34"/></text:p>
                <text:p text:style-name="P20"><text:span text:style-name="T34"><text:tab/></text:span><text:span text:style-name="T34">For this particular example, Rows 5 and 6 are further deleted.</text:span></text:p>
              </text:list-header>
            </text:list>
          </draw:text-box>
        </draw:frame>
        <draw:frame draw:style-name="gr2" draw:layer="layout" svg:width="12.699cm" svg:height="10.046cm" svg:x="12.277cm" svg:y="5.292cm">
          <table:table>
            <table:table-column table:style-name="co3"/>
            <table:table-column table:style-name="co18"/>
            <table:table-column table:style-name="co19"/>
            <table:table-column table:style-name="co19"/>
            <table:table-column table:style-name="co20"/>
            <table:table-column table:style-name="co10"/>
            <table:table-column table:style-name="co11"/>
            <table:table-row table:style-name="ro8" table:default-cell-style-name="ce7">
              <table:table-cell table:style-name="ce6" table:number-rows-spanned="2">
                <text:list text:style-name="L1">
                  <text:list-header>
                    <text:p text:style-name="P15"><text:span text:style-name="T32">Object Types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6"><text:span text:style-name="T33"></text:span>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37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</table:table-row>
            <table:table-row table:style-name="ro9" table:default-cell-style-name="ce11">
              <table:covered-table-cell table:style-name="standard"/>
              <table:table-cell>
                <text:list text:style-name="L1">
                  <text:list-header>
                    <text:p text:style-name="P17"><text:span text:style-name="T30">P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7"><text:span text:style-name="T30">Q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17"><text:span text:style-name="T30">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7"><text:span text:style-name="T30">P</text:span><text:span text:style-name="T33"></text:span><text:span text:style-name="T30">R</text:span></text:p>
                  </text:list-header>
                </text:list>
              </table:table-cell>
              <table:table-cell table:style-name="ce14">
                <text:list text:style-name="L2">
                  <text:list-header>
                    <text:p text:style-name="P16"><text:span text:style-name="T33"></text:span><text:span text:style-name="T30">R</text:span><text:span text:style-name="T33"></text:span><text:span text:style-name="T30">Q</text:span></text:p>
                  </text:list-header>
                </text:list>
              </table:table-cell>
              <table:table-cell table:style-name="ce38">
                <text:list text:style-name="L1">
                  <text:list-header>
                    <text:p text:style-name="P17"><text:span text:style-name="T30">Q </text:span><text:span text:style-name="T33"></text:span><text:span text:style-name="T30"> P</text:span></text:p>
                  </text:list-header>
                </text:list>
              </table:table-cell>
            </table:table-row>
            <table:table-row table:style-name="ro9" table:default-cell-style-name="ce17">
              <table:table-cell table:style-name="ce16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21">
              <table:table-cell table:style-name="ce20">
                <text:list text:continue-numbering="true" text:style-name="L1">
                  <text:list-header>
                    <text:p text:style-name="P18"><text:span text:style-name="T3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32">
              <table:table-cell table:style-name="ce31">
                <text:list text:continue-numbering="true" text:style-name="L1">
                  <text:list-header>
                    <text:p text:style-name="P18"><text:span text:style-name="T34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18"><text:span text:style-name="T34">1*</text:span></text:p>
                  </text:list-header>
                </text:list>
              </table:table-cell>
            </table:table-row>
            <table:table-row table:style-name="ro9" table:default-cell-style-name="ce32">
              <table:table-cell table:style-name="ce31">
                <text:list text:continue-numbering="true" text:style-name="L1">
                  <text:list-header>
                    <text:p text:style-name="P18"><text:span text:style-name="T34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18"><text:span text:style-name="T34">1*</text:span></text:p>
                  </text:list-header>
                </text:list>
              </table:table-cell>
            </table:table-row>
            <table:table-row table:style-name="ro9" table:default-cell-style-name="ce21">
              <table:table-cell table:style-name="ce20">
                <text:list text:continue-numbering="true" text:style-name="L1">
                  <text:list-header>
                    <text:p text:style-name="P18"><text:span text:style-name="T34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25">
              <table:table-cell table:style-name="ce24">
                <text:list text:continue-numbering="true" text:style-name="L1">
                  <text:list-header>
                    <text:p text:style-name="P18"><text:span text:style-name="T34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4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7.142cm" svg:height="11.586cm" svg:x="5.953cm" svg:y="2.348cm" draw:page-number="7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5" draw:style-name="dp1" draw:master-page-name="Default" presentation:presentation-page-layout-name="AL4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tep 5</text:p>
              </text:list-header>
            </text:list>
          </draw:text-box>
        </draw:frame>
        <draw:frame presentation:style-name="pr10" draw:text-style-name="P2" draw:layer="layout" svg:width="11.219cm" svg:height="12.572cm" svg:x="0.422cm" svg:y="4.445cm" presentation:class="outline" presentation:user-transformed="true">
          <draw:text-box>
            <text:list text:style-name="L1">
              <text:list-header>
                <text:p text:style-name="P21"><text:span text:style-name="T36"><text:tab/></text:span><text:span text:style-name="T36">For each </text:span><text:span text:style-name="T37"></text:span><text:span text:style-name="T36"> column, conjoin the entries of the remaining rows and indicate the combined truth value for the column at the bottom of the table.</text:span><text:span text:style-name="T38"> </text:span></text:p>
              </text:list-header>
            </text:list>
          </draw:text-box>
        </draw:frame>
        <draw:frame draw:style-name="gr2" draw:layer="layout" svg:width="12.488cm" svg:height="10.194cm" svg:x="12.488cm" svg:y="4.445cm">
          <table:table>
            <table:table-column table:style-name="co3"/>
            <table:table-column table:style-name="co21"/>
            <table:table-column table:style-name="co22"/>
            <table:table-column table:style-name="co21"/>
            <table:table-column table:style-name="co23"/>
            <table:table-column table:style-name="co10"/>
            <table:table-column table:style-name="co17"/>
            <table:table-row table:style-name="ro10" table:default-cell-style-name="ce44">
              <table:table-cell table:style-name="ce6" table:number-rows-spanned="2">
                <text:list text:style-name="L1">
                  <text:list-header>
                    <text:p text:style-name="P15"><text:span text:style-name="T32">Object Types</text:span></text:p>
                  </text:list-header>
                </text:list>
              </table:table-cell>
              <table:table-cell table:style-name="ce42">
                <text:list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43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6"><text:span text:style-name="T33">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</table:table-row>
            <table:table-row table:style-name="ro9">
              <table:covered-table-cell table:style-name="standard"/>
              <table:table-cell table:style-name="ce47">
                <text:list text:style-name="L1">
                  <text:list-header>
                    <text:p text:style-name="P17"><text:span text:style-name="T30">P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17"><text:span text:style-name="T30">Q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17"><text:span text:style-name="T30">R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17"><text:span text:style-name="T30">P</text:span><text:span text:style-name="T33"></text:span><text:span text:style-name="T30">R</text:span></text:p>
                  </text:list-header>
                </text:list>
              </table:table-cell>
              <table:table-cell table:style-name="ce51">
                <text:list text:style-name="L2">
                  <text:list-header>
                    <text:p text:style-name="P16"><text:span text:style-name="T33"></text:span><text:span text:style-name="T30">R</text:span><text:span text:style-name="T33"></text:span><text:span text:style-name="T30">Q</text:span></text:p>
                  </text:list-header>
                </text:list>
              </table:table-cell>
              <table:table-cell table:style-name="ce52">
                <text:list text:style-name="L1">
                  <text:list-header>
                    <text:p text:style-name="P17"><text:span text:style-name="T30">Q </text:span><text:span text:style-name="T33"></text:span><text:span text:style-name="T30"> P</text:span></text:p>
                  </text:list-header>
                </text:list>
              </table:table-cell>
            </table:table-row>
            <table:table-row table:style-name="ro9" table:default-cell-style-name="ce16"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11" table:default-cell-style-name="ce20">
              <table:table-cell>
                <text:list text:continue-numbering="true" text:style-name="L1">
                  <text:list-header>
                    <text:p text:style-name="P18"><text:span text:style-name="T34">3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12" table:default-cell-style-name="ce20">
              <table:table-cell>
                <text:list text:continue-numbering="true" text:style-name="L1">
                  <text:list-header>
                    <text:p text:style-name="P18"><text:span text:style-name="T34">7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12" table:default-cell-style-name="ce54">
              <table:table-cell>
                <text:list text:continue-numbering="true" text:style-name="L1">
                  <text:list-header>
                    <text:p text:style-name="P18"><text:span text:style-name="T34">8</text:span></text:p>
                  </text:list-header>
                </text:list>
              </table:table-cell>
              <table:table-cell table:style-name="ce55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13" table:default-cell-style-name="ce59">
              <table:table-cell/>
              <table:table-cell table:style-name="ce60"/>
              <table:table-cell table:style-name="ce61"/>
              <table:table-cell table:style-name="ce62"/>
              <table:table-cell table:style-name="ce6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62"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7.142cm" svg:height="11.586cm" svg:x="5.953cm" svg:y="2.348cm" draw:page-number="8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6" draw:style-name="dp1" draw:master-page-name="Default" presentation:presentation-page-layout-name="AL4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tep 6</text:p>
              </text:list-header>
            </text:list>
          </draw:text-box>
        </draw:frame>
        <draw:frame presentation:style-name="pr10" draw:text-style-name="P2" draw:layer="layout" svg:width="11.218cm" svg:height="12.572cm" svg:x="0cm" svg:y="4.445cm" presentation:class="outline" presentation:user-transformed="true">
          <draw:text-box>
            <text:list text:style-name="L1">
              <text:list-header>
                <text:p text:style-name="P21"><text:span text:style-name="T36"><text:tab/></text:span><text:span text:style-name="T36">For each </text:span><text:span text:style-name="T37"></text:span><text:span text:style-name="T36"> column, disjoin the entries of the remaining rows and indicate the combined truth value for the column at the bottom of the table.</text:span></text:p>
              </text:list-header>
            </text:list>
          </draw:text-box>
        </draw:frame>
        <draw:frame draw:style-name="gr2" draw:layer="layout" svg:width="12.699cm" svg:height="9.498cm" svg:x="12.277cm" svg:y="4.445cm">
          <table:table>
            <table:table-column table:style-name="co3"/>
            <table:table-column table:style-name="co7"/>
            <table:table-column table:style-name="co24"/>
            <table:table-column table:style-name="co25"/>
            <table:table-column table:style-name="co16"/>
            <table:table-column table:style-name="co10"/>
            <table:table-column table:style-name="co17"/>
            <table:table-row table:style-name="ro14" table:default-cell-style-name="ce65">
              <table:table-cell table:style-name="ce6" table:number-rows-spanned="2">
                <text:list text:style-name="L1">
                  <text:list-header>
                    <text:p text:style-name="P15"><text:span text:style-name="T32">Object Types</text:span></text:p>
                  </text:list-header>
                </text:list>
              </table:table-cell>
              <table:table-cell table:style-name="ce45">
                <text:list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64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42">
                <text:list text:continue-numbering="true" text:style-name="L2">
                  <text:list-header>
                    <text:p text:style-name="P16"><text:span text:style-name="T33">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  <table:table-cell table:style-name="ce66">
                <text:list text:continue-numbering="true" text:style-name="L2">
                  <text:list-header>
                    <text:p text:style-name="P16"><text:span text:style-name="T33"></text:span></text:p>
                  </text:list-header>
                </text:list>
              </table:table-cell>
            </table:table-row>
            <table:table-row table:style-name="ro9">
              <table:covered-table-cell table:style-name="standard"/>
              <table:table-cell table:style-name="ce50">
                <text:list text:style-name="L1">
                  <text:list-header>
                    <text:p text:style-name="P17"><text:span text:style-name="T30">P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17"><text:span text:style-name="T30">Q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17"><text:span text:style-name="T30">R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17"><text:span text:style-name="T30">P</text:span><text:span text:style-name="T33"></text:span><text:span text:style-name="T30">R</text:span></text:p>
                  </text:list-header>
                </text:list>
              </table:table-cell>
              <table:table-cell table:style-name="ce69">
                <text:list text:style-name="L2">
                  <text:list-header>
                    <text:p text:style-name="P16"><text:span text:style-name="T33"></text:span><text:span text:style-name="T30">R</text:span><text:span text:style-name="T33"></text:span><text:span text:style-name="T30">Q</text:span></text:p>
                  </text:list-header>
                </text:list>
              </table:table-cell>
              <table:table-cell table:style-name="ce70">
                <text:list text:style-name="L1">
                  <text:list-header>
                    <text:p text:style-name="P17"><text:span text:style-name="T30">Q </text:span><text:span text:style-name="T33"></text:span><text:span text:style-name="T30"> P</text:span></text:p>
                  </text:list-header>
                </text:list>
              </table:table-cell>
            </table:table-row>
            <table:table-row table:style-name="ro9" table:default-cell-style-name="ce72">
              <table:table-cell table:style-name="ce16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7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15" table:default-cell-style-name="ce34">
              <table:table-cell table:style-name="ce20">
                <text:list text:continue-numbering="true" text:style-name="L1">
                  <text:list-header>
                    <text:p text:style-name="P18"><text:span text:style-name="T34">3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34">
              <table:table-cell table:style-name="ce20">
                <text:list text:continue-numbering="true" text:style-name="L1">
                  <text:list-header>
                    <text:p text:style-name="P18"><text:span text:style-name="T34">7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9" table:default-cell-style-name="ce75">
              <table:table-cell table:style-name="ce54">
                <text:list text:continue-numbering="true" text:style-name="L1">
                  <text:list-header>
                    <text:p text:style-name="P18"><text:span text:style-name="T34">8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55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  <table:table-row table:style-name="ro3" table:default-cell-style-name="ce78">
              <table:table-cell table:style-name="ce59"/>
              <table:table-cell table:style-name="ce63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18"><text:span text:style-name="T3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18"><text:span text:style-name="T34">0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7.142cm" svg:height="11.586cm" svg:x="5.953cm" svg:y="2.348cm" draw:page-number="9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draw:page draw:name="Step 7" draw:style-name="dp1" draw:master-page-name="Default" presentation:presentation-page-layout-name="AL4T10">
        <draw:frame presentation:style-name="pr11" draw:text-style-name="P2" draw:layer="layout" svg:width="22.86cm" svg:height="2.624cm" svg:x="1.27cm" svg:y="0.763cm" presentation:class="title" presentation:user-transformed="true">
          <draw:text-box>
            <text:list text:style-name="L1">
              <text:list-header>
                <text:p text:style-name="P1">Step 7</text:p>
              </text:list-header>
            </text:list>
          </draw:text-box>
        </draw:frame>
        <draw:frame presentation:style-name="pr12" draw:text-style-name="P2" draw:layer="layout" svg:width="12.065cm" svg:height="14.816cm" svg:x="0.422cm" svg:y="3.387cm" presentation:class="outline" presentation:user-transformed="true">
          <draw:text-box>
            <text:list text:style-name="L1">
              <text:list-header>
                <text:p text:style-name="P22"><text:span text:style-name="T39"><text:tab/></text:span><text:span text:style-name="T39">Determine the validity of the argument according to the following rules:</text:span></text:p>
                <text:p text:style-name="P22"><text:span text:style-name="T39"/></text:p>
              </text:list-header>
            </text:list>
            <text:list text:style-name="L3">
              <text:list-item>
                <text:p text:style-name="P23"><text:span text:style-name="T40">If all object types are deleted then </text:span><text:span text:style-name="T41">the argument is valid.</text:span></text:p>
              </text:list-item>
              <text:list-item>
                <text:p text:style-name="P23"><text:span text:style-name="T40"><text:s/>If in the universe that contains these, and only these, remaining object types, it is not the case that all the premises are true and the conclusion false, then </text:span><text:span text:style-name="T41">the argument is valid.</text:span></text:p>
              </text:list-item>
              <text:list-item>
                <text:p text:style-name="P23"><text:span text:style-name="T40">If in the universe that contains these, and only these, <text:s/>remaining object types, all the existentially quantified simple propositions are true, the premises are true, and the conclusion is false, then </text:span><text:span text:style-name="T41">the argument is invalid.</text:span><text:span text:style-name="T40"> <text:s/></text:span></text:p>
              </text:list-item>
            </text:list>
            <text:list text:style-name="L1">
              <text:list-header>
                <text:p text:style-name="P22"><text:span text:style-name="T40"><text:tab/></text:span><text:span text:style-name="T40">However, if in the universe just described not all of the existentially quantified simple propositions are true but the premises are all true and the conclusion false, then </text:span><text:span text:style-name="T41">the argument is valid</text:span><text:span text:style-name="T40"> in universes in which it has existential import and </text:span><text:span text:style-name="T41">invalid otherwise.</text:span></text:p>
                <text:p text:style-name="P22"><text:span text:style-name="T42"/></text:p>
                <text:p text:style-name="P24"><text:span text:style-name="T32"><text:tab/></text:span></text:p>
              </text:list-header>
            </text:list>
          </draw:text-box>
        </draw:frame>
        <draw:frame draw:style-name="gr2" draw:layer="layout" svg:width="11.641cm" svg:height="6.739cm" svg:x="13.335cm" svg:y="4.022cm">
          <table:table>
            <table:table-column table:style-name="co26"/>
            <table:table-column table:style-name="co21"/>
            <table:table-column table:style-name="co27"/>
            <table:table-column table:style-name="co8"/>
            <table:table-column table:style-name="co3"/>
            <table:table-column table:style-name="co16"/>
            <table:table-column table:style-name="co28"/>
            <table:table-row table:style-name="ro16" table:default-cell-style-name="ce81">
              <table:table-cell table:style-name="ce80" table:number-rows-spanned="2">
                <text:list text:style-name="L1">
                  <text:list-header>
                    <text:p text:style-name="P25"><text:span text:style-name="T39">Object Types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26"><text:span text:style-name="T43">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26"><text:span text:style-name="T43">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26"><text:span text:style-name="T43">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6"><text:span text:style-name="T43">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26"><text:span text:style-name="T43"></text:span></text:p>
                  </text:list-header>
                </text:list>
              </table:table-cell>
              <table:table-cell table:style-name="ce84">
                <text:list text:continue-numbering="true" text:style-name="L2">
                  <text:list-header>
                    <text:p text:style-name="P26"><text:span text:style-name="T43"></text:span></text:p>
                  </text:list-header>
                </text:list>
              </table:table-cell>
            </table:table-row>
            <table:table-row table:style-name="ro17" table:default-cell-style-name="ce85">
              <table:covered-table-cell table:style-name="standard"/>
              <table:table-cell>
                <text:list text:style-name="L1">
                  <text:list-header>
                    <text:p text:style-name="P25"><text:span text:style-name="T39">P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25"><text:span text:style-name="T39">Q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25"><text:span text:style-name="T39">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5"><text:span text:style-name="T39">P</text:span><text:span text:style-name="T43"></text:span><text:span text:style-name="T39">R</text:span></text:p>
                  </text:list-header>
                </text:list>
              </table:table-cell>
              <table:table-cell table:style-name="ce88">
                <text:list text:style-name="L2">
                  <text:list-header>
                    <text:p text:style-name="P26"><text:span text:style-name="T43"></text:span><text:span text:style-name="T39">R</text:span><text:span text:style-name="T43"></text:span><text:span text:style-name="T39">Q</text:span></text:p>
                  </text:list-header>
                </text:list>
              </table:table-cell>
              <table:table-cell table:style-name="ce89">
                <text:list text:style-name="L1">
                  <text:list-header>
                    <text:p text:style-name="P25"><text:span text:style-name="T39">Q </text:span><text:span text:style-name="T43"></text:span><text:span text:style-name="T39"> P</text:span></text:p>
                  </text:list-header>
                </text:list>
              </table:table-cell>
            </table:table-row>
            <table:table-row table:style-name="ro16" table:default-cell-style-name="ce90">
              <table:table-cell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91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91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</table:table-row>
            <table:table-row table:style-name="ro16" table:default-cell-style-name="ce94">
              <table:table-cell>
                <text:list text:continue-numbering="true" text:style-name="L1">
                  <text:list-header>
                    <text:p text:style-name="P25"><text:span text:style-name="T39">3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</table:table-row>
            <table:table-row table:style-name="ro16" table:default-cell-style-name="ce94">
              <table:table-cell>
                <text:list text:continue-numbering="true" text:style-name="L1">
                  <text:list-header>
                    <text:p text:style-name="P25"><text:span text:style-name="T39">7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</table:table-row>
            <table:table-row table:style-name="ro16" table:default-cell-style-name="ce101">
              <table:table-cell table:style-name="ce98">
                <text:list text:continue-numbering="true" text:style-name="L1">
                  <text:list-header>
                    <text:p text:style-name="P25"><text:span text:style-name="T39">8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 table:style-name="ce100"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</table:table-row>
            <table:table-row table:style-name="ro7" table:default-cell-style-name="ce102">
              <table:table-cell/>
              <table:table-cell table:style-name="ce103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25"><text:span text:style-name="T39">1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5"><text:span text:style-name="T39">0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3" draw:text-style-name="P29" draw:layer="layout" svg:width="12.065cm" svg:height="4.317cm" svg:x="12.912cm" svg:y="11.642cm">
          <text:list text:style-name="L1">
            <text:list-header>
              <text:p text:style-name="P27">For this particular example, Rule II is applicable and we conclude that the argument is valid (of course, the formal proof presented earlier already shows this).</text:p>
              <text:p text:style-name="P28"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11.586cm" svg:x="5.953cm" svg:y="2.348cm" draw:page-number="10" presentation:class="page"/>
          <draw:frame presentation:style-name="pr3" draw:text-style-name="P4" draw:layer="layout" svg:width="15.239cm" svg:height="13.904cm" svg:x="1.905cm" svg:y="14.6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ymbol" svg:font-family="Symbol" style:font-family-generic="roman" style:font-pitch="variable" style:font-charset="x-symbol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212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30.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54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5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99cc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99cc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99ccff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99ccff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30.9cm" svg:x="0cm" svg:y="0cm">
        <text:p/>
      </draw:rect>
      <draw:frame draw:style-name="Mgr2" draw:text-style-name="MP3" draw:layer="backgroundobjects" svg:width="8.255cm" svg:height="1.543cm" svg:x="-0.001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543cm" svg:x="10.79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548cm" svg:x="-0.001cm" svg:y="29.351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548cm" svg:x="10.79cm" svg:y="29.351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3.504cm"/>
      <draw:page-thumbnail draw:layer="backgroundobjects" svg:width="8.024cm" svg:height="6.017cm" svg:x="1cm" svg:y="12.44cm"/>
      <draw:page-thumbnail draw:layer="backgroundobjects" svg:width="8.024cm" svg:height="6.017cm" svg:x="1cm" svg:y="21.376cm"/>
      <draw:page-thumbnail draw:layer="backgroundobjects" svg:width="8.024cm" svg:height="6.017cm" svg:x="10.025cm" svg:y="3.504cm"/>
      <draw:page-thumbnail draw:layer="backgroundobjects" svg:width="8.024cm" svg:height="6.017cm" svg:x="10.025cm" svg:y="12.44cm"/>
      <draw:page-thumbnail draw:layer="backgroundobjects" svg:width="8.024cm" svg:height="6.017cm" svg:x="10.025cm" svg:y="21.3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4" draw:text-style-name="MP9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2.348cm" presentation:class="page"/>
        <draw:frame presentation:style-name="Default-notes" draw:layer="backgroundobjects" svg:width="15.239cm" svg:height="13.904cm" svg:x="1.905cm" svg:y="14.67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Algorithm for Predicate Logic Argument Validity</dc:title>
    <dc:subject>Validity-Predicate Logic</dc:subject>
    <meta:initial-creator>Justine Leon Aberilla Uro</meta:initial-creator>
    <meta:creation-date>2003-11-15T20:32:39.374000000</meta:creation-date>
    <dc:creator>Justine Leon Uro</dc:creator>
    <dc:date>2024-03-27T13:33:36.140071972</dc:date>
    <meta:editing-cycles>17</meta:editing-cycles>
    <meta:editing-duration>PT3H55M6S</meta:editing-duration>
    <meta:generator>LibreOffice/25.2.0.3$Linux_X86_64 LibreOffice_project/e1cf4a87eb02d755bce1a01209907ea5ddc8f069</meta:generator>
    <meta:document-statistic meta:object-count="68"/>
  </office:meta>
</office:document-meta>
</file>